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5cm" table:align="left"/>
    </style:style>
    <style:style style:name="Tabella4.A" style:family="table-column">
      <style:table-column-properties style:column-width="3.094cm"/>
    </style:style>
    <style:style style:name="Tabella4.B" style:family="table-column">
      <style:table-column-properties style:column-width="13.90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14.8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5cm" table:align="left"/>
    </style:style>
    <style:style style:name="Tabella3.A" style:family="table-column">
      <style:table-column-properties style:column-width="3.094cm"/>
    </style:style>
    <style:style style:name="Tabella3.B" style:family="table-column">
      <style:table-column-properties style:column-width="13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95cm" table:align="left"/>
    </style:style>
    <style:style style:name="Tabella5.A" style:family="table-column">
      <style:table-column-properties style:column-width="3.094cm"/>
    </style:style>
    <style:style style:name="Tabella5.B" style:family="table-column">
      <style:table-column-properties style:column-width="13.901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1c9e91" style:font-size-asian="11pt" style:font-size-complex="11pt"/>
    </style:style>
    <style:style style:name="P3" style:family="paragraph" style:parent-style-name="Standard">
      <style:text-properties fo:font-size="11pt" officeooo:paragraph-rsid="001df79e" style:font-size-asian="11pt" style:font-size-complex="11pt"/>
    </style:style>
    <style:style style:name="P4" style:family="paragraph" style:parent-style-name="Standard">
      <style:text-properties fo:font-size="11pt" officeooo:paragraph-rsid="0027d1c7" style:font-size-asian="11pt" style:font-size-complex="11pt"/>
    </style:style>
    <style:style style:name="P5" style:family="paragraph" style:parent-style-name="Standard">
      <style:text-properties fo:font-size="11pt" officeooo:paragraph-rsid="00282e9f" style:font-size-asian="11pt" style:font-size-complex="11pt"/>
    </style:style>
    <style:style style:name="P6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7" style:family="paragraph" style:parent-style-name="Standard">
      <style:text-properties officeooo:paragraph-rsid="001df79e"/>
    </style:style>
    <style:style style:name="P8" style:family="paragraph" style:parent-style-name="Standard">
      <style:text-properties officeooo:paragraph-rsid="002a49ce"/>
    </style:style>
    <style:style style:name="P9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10" style:family="paragraph" style:parent-style-name="Table_20_Contents">
      <style:text-properties fo:font-size="11pt" officeooo:rsid="0005744e" officeooo:paragraph-rsid="002a49ce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5" style:family="paragraph" style:parent-style-name="Table_20_Contents">
      <style:text-properties fo:font-size="11pt" officeooo:rsid="00087ba9" officeooo:paragraph-rsid="002a49ce" style:font-size-asian="11pt" style:font-size-complex="11pt"/>
    </style:style>
    <style:style style:name="P16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7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18" style:family="paragraph" style:parent-style-name="Table_20_Contents">
      <style:text-properties fo:font-size="11pt" officeooo:rsid="000a3b22" officeooo:paragraph-rsid="002a49ce" style:font-size-asian="11pt" style:font-size-complex="11pt"/>
    </style:style>
    <style:style style:name="P19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20" style:family="paragraph" style:parent-style-name="Table_20_Contents">
      <style:text-properties fo:font-size="11pt" officeooo:rsid="0009fdf5" officeooo:paragraph-rsid="00282e9f" style:font-size-asian="11pt" style:font-size-complex="11pt"/>
    </style:style>
    <style:style style:name="P21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2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3" style:family="paragraph" style:parent-style-name="Table_20_Contents">
      <style:text-properties fo:font-size="11pt" officeooo:rsid="001b78a5" officeooo:paragraph-rsid="00282e9f" style:font-size-asian="11pt" style:font-size-complex="11pt"/>
    </style:style>
    <style:style style:name="P24" style:family="paragraph" style:parent-style-name="Table_20_Contents">
      <style:text-properties fo:font-size="11pt" officeooo:rsid="00282e9f" officeooo:paragraph-rsid="00282e9f" style:font-size-asian="11pt" style:font-size-complex="11pt"/>
    </style:style>
    <style:style style:name="P25" style:family="paragraph" style:parent-style-name="Table_20_Contents">
      <style:text-properties fo:font-size="11pt" officeooo:rsid="0028a8db" officeooo:paragraph-rsid="0028a8db" style:font-size-asian="11pt" style:font-size-complex="11pt"/>
    </style:style>
    <style:style style:name="P26" style:family="paragraph" style:parent-style-name="Standard">
      <style:paragraph-properties fo:break-before="page"/>
      <style:text-properties fo:font-size="11pt" officeooo:paragraph-rsid="0027d1c7" style:font-size-asian="11pt" style:font-size-complex="11pt"/>
    </style:style>
    <style:style style:name="P27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28" style:family="paragraph" style:parent-style-name="Standard" style:list-style-name="L7">
      <style:text-properties fo:color="#000000" loext:opacity="100%" style:font-name="Liberation Serif" fo:font-size="11pt" officeooo:rsid="00202547" officeooo:paragraph-rsid="002a49ce" style:font-size-asian="11pt" style:font-size-complex="11pt"/>
    </style:style>
    <style:style style:name="P29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30" style:family="paragraph" style:parent-style-name="Standard" style:list-style-name="L7">
      <style:text-properties fo:color="#000000" loext:opacity="100%" style:font-name="Liberation Serif" fo:font-size="11pt" officeooo:rsid="00213785" officeooo:paragraph-rsid="002a49ce" style:font-size-asian="11pt" style:font-size-complex="11pt"/>
    </style:style>
    <style:style style:name="P31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32" style:family="paragraph" style:parent-style-name="Standard" style:list-style-name="L7">
      <style:text-properties fo:color="#000000" loext:opacity="100%" style:font-name="Liberation Serif" fo:font-size="11pt" officeooo:rsid="00202547" officeooo:paragraph-rsid="002a49ce" style:font-size-asian="9.60000038146973pt" style:font-size-complex="11pt"/>
    </style:style>
    <style:style style:name="P33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34" style:family="paragraph" style:parent-style-name="Standard" style:list-style-name="L7">
      <style:text-properties fo:color="#000000" loext:opacity="100%" style:font-name="Liberation Serif" fo:font-size="11pt" officeooo:rsid="00213785" officeooo:paragraph-rsid="002a49ce" style:font-size-asian="9.60000038146973pt" style:font-size-complex="11pt"/>
    </style:style>
    <style:style style:name="P35" style:family="paragraph" style:parent-style-name="Standard" style:list-style-name="L7">
      <style:text-properties fo:color="#000000" loext:opacity="100%" style:font-name="Consolas" fo:font-size="10pt" officeooo:rsid="00202547" officeooo:paragraph-rsid="002a49ce" style:font-size-asian="10pt" style:font-size-complex="11pt"/>
    </style:style>
    <style:style style:name="P36" style:family="paragraph" style:parent-style-name="Standard">
      <style:text-properties fo:font-size="11pt" officeooo:paragraph-rsid="001c9e91" style:font-size-asian="11pt" style:font-size-complex="11pt"/>
    </style:style>
    <style:style style:name="P37" style:family="paragraph" style:parent-style-name="Standard">
      <style:text-properties fo:font-size="11pt" officeooo:rsid="0009fdf5" officeooo:paragraph-rsid="002fce39" style:font-size-asian="11pt" style:font-size-complex="11pt"/>
    </style:style>
    <style:style style:name="P38" style:family="paragraph" style:parent-style-name="Standard">
      <style:text-properties fo:font-size="11pt" officeooo:paragraph-rsid="002fce39" style:font-size-asian="11pt" style:font-size-complex="11pt"/>
    </style:style>
    <style:style style:name="P39" style:family="paragraph" style:parent-style-name="Standard">
      <style:text-properties fo:font-size="11pt" officeooo:paragraph-rsid="00282e9f" style:font-size-asian="11pt" style:font-size-complex="11pt"/>
    </style:style>
    <style:style style:name="P40" style:family="paragraph" style:parent-style-name="Standard">
      <style:text-properties fo:font-size="11pt" officeooo:paragraph-rsid="0031bdcc" style:font-size-asian="11pt" style:font-size-complex="11pt"/>
    </style:style>
    <style:style style:name="P41" style:family="paragraph" style:parent-style-name="Standard">
      <style:paragraph-properties fo:break-before="page"/>
      <style:text-properties fo:font-size="11pt" officeooo:paragraph-rsid="0031bdcc" style:font-size-asian="11pt" style:font-size-complex="11pt"/>
    </style:style>
    <style:style style:name="P42" style:family="paragraph" style:parent-style-name="Table_20_Contents">
      <style:text-properties fo:font-size="11pt" officeooo:rsid="00087ba9" officeooo:paragraph-rsid="002fce39" style:font-size-asian="11pt" style:font-size-complex="11pt"/>
    </style:style>
    <style:style style:name="P43" style:family="paragraph" style:parent-style-name="Table_20_Contents">
      <style:text-properties fo:font-size="11pt" officeooo:rsid="00087ba9" officeooo:paragraph-rsid="0031bdcc" style:font-size-asian="11pt" style:font-size-complex="11pt"/>
    </style:style>
    <style:style style:name="P44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45" style:family="paragraph" style:parent-style-name="Table_20_Contents">
      <style:text-properties fo:font-size="11pt" officeooo:rsid="0009fdf5" officeooo:paragraph-rsid="0027d1c7" style:font-size-asian="11pt" style:font-size-complex="11pt"/>
    </style:style>
    <style:style style:name="P46" style:family="paragraph" style:parent-style-name="Table_20_Contents">
      <style:text-properties fo:font-size="11pt" officeooo:rsid="0009fdf5" officeooo:paragraph-rsid="002fce39" style:font-size-asian="11pt" style:font-size-complex="11pt"/>
    </style:style>
    <style:style style:name="P47" style:family="paragraph" style:parent-style-name="Table_20_Contents">
      <style:text-properties fo:font-size="11pt" officeooo:rsid="0009fdf5" officeooo:paragraph-rsid="0031bdcc" style:font-size-asian="11pt" style:font-size-complex="11pt"/>
    </style:style>
    <style:style style:name="P48" style:family="paragraph" style:parent-style-name="Table_20_Contents" style:list-style-name="L3">
      <style:text-properties fo:font-size="11pt" officeooo:rsid="001c9e91" officeooo:paragraph-rsid="002fce39" style:font-size-asian="11pt" style:font-size-complex="11pt"/>
    </style:style>
    <style:style style:name="P49" style:family="paragraph" style:parent-style-name="Table_20_Contents" style:list-style-name="L5">
      <style:text-properties fo:font-size="11pt" officeooo:rsid="001c9e91" officeooo:paragraph-rsid="0027d1c7" style:font-size-asian="11pt" style:font-size-complex="11pt"/>
    </style:style>
    <style:style style:name="P50" style:family="paragraph" style:parent-style-name="Table_20_Contents">
      <style:text-properties fo:font-size="11pt" officeooo:rsid="001c9e91" officeooo:paragraph-rsid="0027d1c7" style:font-size-asian="11pt" style:font-size-complex="11pt"/>
    </style:style>
    <style:style style:name="P51" style:family="paragraph" style:parent-style-name="Table_20_Contents">
      <style:text-properties fo:font-size="11pt" officeooo:rsid="001c9e91" officeooo:paragraph-rsid="002fce39" style:font-size-asian="11pt" style:font-size-complex="11pt"/>
    </style:style>
    <style:style style:name="P52" style:family="paragraph" style:parent-style-name="Table_20_Contents">
      <style:text-properties fo:font-size="11pt" officeooo:rsid="001c9e91" officeooo:paragraph-rsid="0031bdcc" style:font-size-asian="11pt" style:font-size-complex="11pt"/>
    </style:style>
    <style:style style:name="P53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54" style:family="paragraph" style:parent-style-name="Table_20_Contents" style:list-style-name="L7">
      <style:text-properties fo:font-size="11pt" officeooo:rsid="001df79e" officeooo:paragraph-rsid="002a49ce" style:font-size-asian="11pt" style:font-size-complex="11pt"/>
    </style:style>
    <style:style style:name="P55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P56" style:family="paragraph" style:parent-style-name="Table_20_Contents" style:list-style-name="L7">
      <style:text-properties fo:font-size="11pt" officeooo:rsid="00202547" officeooo:paragraph-rsid="002a49ce" style:font-size-asian="11pt" style:font-size-complex="11pt"/>
    </style:style>
    <style:style style:name="P57" style:family="paragraph" style:parent-style-name="Table_20_Contents" style:list-style-name="L6">
      <style:text-properties fo:font-size="11pt" officeooo:rsid="00282e9f" officeooo:paragraph-rsid="00282e9f" style:font-size-asian="11pt" style:font-size-complex="11pt"/>
    </style:style>
    <style:style style:name="P58" style:family="paragraph" style:parent-style-name="Table_20_Contents" style:list-style-name="L6">
      <style:text-properties fo:font-size="11pt" officeooo:rsid="0028a8db" officeooo:paragraph-rsid="0028a8db" style:font-size-asian="11pt" style:font-size-complex="11pt"/>
    </style:style>
    <style:style style:name="P59" style:family="paragraph" style:parent-style-name="Table_20_Contents">
      <style:text-properties fo:font-size="11pt" officeooo:rsid="0027d1c7" officeooo:paragraph-rsid="0027d1c7" style:font-size-asian="11pt" style:font-size-complex="11pt"/>
    </style:style>
    <style:style style:name="P60" style:family="paragraph" style:parent-style-name="Table_20_Contents">
      <style:text-properties fo:font-size="11pt" officeooo:rsid="001b78a5" officeooo:paragraph-rsid="0027d1c7" style:font-size-asian="11pt" style:font-size-complex="11pt"/>
    </style:style>
    <style:style style:name="P61" style:family="paragraph" style:parent-style-name="Table_20_Contents">
      <style:text-properties fo:font-size="11pt" officeooo:rsid="001b78a5" officeooo:paragraph-rsid="002fce39" style:font-size-asian="11pt" style:font-size-complex="11pt"/>
    </style:style>
    <style:style style:name="P62" style:family="paragraph" style:parent-style-name="Table_20_Contents">
      <style:text-properties fo:font-size="11pt" officeooo:rsid="001b78a5" officeooo:paragraph-rsid="0031bdcc" style:font-size-asian="11pt" style:font-size-complex="11pt"/>
    </style:style>
    <style:style style:name="P63" style:family="paragraph" style:parent-style-name="Table_20_Contents">
      <style:text-properties fo:font-size="11pt" officeooo:rsid="001da55b" officeooo:paragraph-rsid="002fce39" style:font-size-asian="11pt" style:font-size-complex="11pt"/>
    </style:style>
    <style:style style:name="P64" style:family="paragraph" style:parent-style-name="Table_20_Contents">
      <style:text-properties fo:font-size="11pt" officeooo:rsid="001da55b" officeooo:paragraph-rsid="0031bdcc" style:font-size-asian="11pt" style:font-size-complex="11pt"/>
    </style:style>
    <style:style style:name="P65" style:family="paragraph" style:parent-style-name="Table_20_Contents">
      <style:text-properties fo:font-size="11pt" officeooo:rsid="0031bdcc" officeooo:paragraph-rsid="0031bdcc" style:font-size-asian="11pt" style:font-size-complex="11pt"/>
    </style:style>
    <style:style style:name="P66" style:family="paragraph" style:parent-style-name="Table_20_Contents" style:list-style-name="L7">
      <style:text-properties officeooo:paragraph-rsid="002a49ce"/>
    </style:style>
    <style:style style:name="P67" style:family="paragraph" style:parent-style-name="Table_20_Contents" style:list-style-name="L8">
      <style:text-properties officeooo:paragraph-rsid="0031bdcc"/>
    </style:style>
    <style:style style:name="P68" style:family="paragraph" style:parent-style-name="Table_20_Contents" style:list-style-name="L9">
      <style:text-properties officeooo:paragraph-rsid="0031bdcc"/>
    </style:style>
    <style:style style:name="P69" style:family="paragraph" style:parent-style-name="Table_20_Contents" style:list-style-name="L8">
      <style:text-properties officeooo:rsid="0031bdcc" officeooo:paragraph-rsid="0031bdcc"/>
    </style:style>
    <style:style style:name="T1" style:family="text">
      <style:text-properties officeooo:rsid="001824be"/>
    </style:style>
    <style:style style:name="T2" style:family="text">
      <style:text-properties officeooo:rsid="001b78a5"/>
    </style:style>
    <style:style style:name="T3" style:family="text">
      <style:text-properties officeooo:rsid="001c9e91"/>
    </style:style>
    <style:style style:name="T4" style:family="text">
      <style:text-properties officeooo:rsid="001d61af"/>
    </style:style>
    <style:style style:name="T5" style:family="text">
      <style:text-properties officeooo:rsid="001da55b"/>
    </style:style>
    <style:style style:name="T6" style:family="text">
      <style:text-properties officeooo:rsid="001df79e"/>
    </style:style>
    <style:style style:name="T7" style:family="text">
      <style:text-properties officeooo:rsid="00213785"/>
    </style:style>
    <style:style style:name="T8" style:family="text">
      <style:text-properties officeooo:rsid="0027d1c7"/>
    </style:style>
    <style:style style:name="T9" style:family="text">
      <style:text-properties style:text-underline-style="solid" style:text-underline-width="auto" style:text-underline-color="font-color" officeooo:rsid="0027d1c7"/>
    </style:style>
    <style:style style:name="T10" style:family="text">
      <style:text-properties officeooo:rsid="002a49ce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df79e" style:font-size-asian="11pt" style:font-size-complex="11pt"/>
    </style:style>
    <style:style style:name="T13" style:family="text">
      <style:text-properties fo:font-size="11pt" officeooo:rsid="002a49ce" style:font-size-asian="11pt" style:font-size-complex="11pt"/>
    </style:style>
    <style:style style:name="T14" style:family="text">
      <style:text-properties fo:font-size="11pt" officeooo:rsid="001c9e91" style:font-size-asian="11pt" style:font-size-complex="11pt"/>
    </style:style>
    <style:style style:name="T15" style:family="text">
      <style:text-properties fo:font-size="11pt" officeooo:rsid="0031bdcc" style:font-size-asian="11pt" style:font-size-complex="11pt"/>
    </style:style>
    <style:style style:name="T16" style:family="text">
      <style:text-properties officeooo:rsid="002fce39"/>
    </style:style>
    <style:style style:name="T17" style:family="text">
      <style:text-properties officeooo:rsid="0031bd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2072533775984">
          <table:table-cell table:style-name="Table3.A1" office:value-type="string">
            <text:p text:style-name="P45">Nome</text:p>
          </table:table-cell>
          <table:table-cell table:style-name="Table3.B1" office:value-type="string">
            <text:p text:style-name="P59">Scelta Utente</text:p>
          </table:table-cell>
        </table:table-row>
        <table:table-row table:style-name="TableLine2072533779248">
          <table:table-cell table:style-name="Table3.A2" office:value-type="string">
            <text:p text:style-name="P45">Attore </text:p>
          </table:table-cell>
          <table:table-cell table:style-name="Table3.B2" office:value-type="string">
            <text:p text:style-name="P59">Utente</text:p>
          </table:table-cell>
        </table:table-row>
        <table:table-row table:style-name="TableLine2072533784688">
          <table:table-cell table:style-name="Table3.A2" office:value-type="string">
            <text:p text:style-name="P45">Scenario principale</text:p>
          </table:table-cell>
          <table:table-cell table:style-name="Table3.B2" office:value-type="string">
            <text:list xml:id="list1061148223" text:style-name="L5">
              <text:list-item>
                <text:p text:style-name="P49">Il siste<text:span text:style-name="T8">ma chiede all’utente il tipo di operazioni che vuole fare</text:span>.</text:p>
              </text:list-item>
              <text:list-item>
                <text:p text:style-name="P49"><text:span text:style-name="T8">L’utente sceglie la modalità configuratore</text:span>.</text:p>
              </text:list-item>
              <text:list-item>
                <text:p text:style-name="P49">&lt;&lt;<text:span text:style-name="T8">include&gt;&gt; </text:span><text:span text:style-name="T9">Scelta Operazione</text:span><text:span text:style-name="T8">.</text:span></text:p>
              </text:list-item>
            </text:list>
          </table:table-cell>
        </table:table-row>
        <table:table-row table:style-name="TableLine2072533796656">
          <table:table-cell table:style-name="Table3.A2" office:value-type="string">
            <text:p text:style-name="P60">Scenario</text:p>
            <text:p text:style-name="P60">alternativo</text:p>
          </table:table-cell>
          <table:table-cell table:style-name="Table3.B2" office:value-type="string">
            <text:p text:style-name="P50">2a1.<text:span text:style-name="T8">L’utente sceglie la modalità fruitore.</text:span></text:p>
            <text:p text:style-name="P50">2<text:span text:style-name="T8">a2</text:span>.&lt;&lt;<text:span text:style-name="T8">include&gt;&gt; Operazioni Fruitore.</text:span></text:p>
          </table:table-cell>
        </table:table-row>
        <table:table-row table:style-name="TableLine2072533786864">
          <table:table-cell table:style-name="Table3.A2" office:value-type="string">
            <text:p text:style-name="P21">Scenario</text:p>
            <text:p text:style-name="P21">alternativo</text:p>
          </table:table-cell>
          <table:table-cell table:style-name="Table3.B2" office:value-type="string">
            <text:p text:style-name="P21">5a2.Precondizione: il configuratore sceglie di inserire altri elementi.</text:p>
            <text:p text:style-name="P21">Torna al punto 2.</text:p>
          </table:table-cell>
        </table:table-row>
        <table:table-row table:style-name="TableLine2072533792848">
          <table:table-cell table:style-name="Table3.A2" office:value-type="string">
            <text:p text:style-name="P11">Scenario alternativo</text:p>
          </table:table-cell>
          <table:table-cell table:style-name="Table3.B2" office:value-type="string">
            <text:p text:style-name="P11">6a1. Precondizione: il configuratore non salva la rete.</text:p>
            <text:p text:style-name="P11">&lt;&lt;<text:span text:style-name="T1">include&gt;&gt; “Scelta Operazione” ( ritorna al menù principale).</text:span></text:p>
          </table:table-cell>
        </table:table-row>
        <table:table-row table:style-name="TableLine2072533786592">
          <table:table-cell table:style-name="Table3.A2" office:value-type="string">
            <text:p text:style-name="P16">Scenario alternativo</text:p>
          </table:table-cell>
          <table:table-cell table:style-name="Table3.B2" office:value-type="string">
            <text:p text:style-name="P16">7a1. Precondizione: la rete salvata è già presente.</text:p>
            <text:p text:style-name="P16">Il sistema avvisa all’utente che la rete che sta salvando è già presente.</text:p>
            <text:p text:style-name="P12">&lt;&lt;<text:span text:style-name="T1">include&gt;&gt; “Scelta Operazione” ( ritorna al menù principale).</text:span></text:p>
          </table:table-cell>
        </table:table-row>
      </table:table>
      <text:p text:style-name="P37"/>
      <text:p text:style-name="P37"/>
      <table:table table:name="Tabella1" table:style-name="Tabella1">
        <table:table-column table:style-name="Tabella1.A"/>
        <table:table-column table:style-name="Tabella1.B"/>
        <table:table-row table:style-name="TableLine2072656361280">
          <table:table-cell table:style-name="Tabella1.A1" office:value-type="string">
            <text:p text:style-name="P46">Nome</text:p>
          </table:table-cell>
          <table:table-cell table:style-name="Tabella1.B1" office:value-type="string">
            <text:p text:style-name="P51">Scelta Operazione </text:p>
          </table:table-cell>
        </table:table-row>
        <table:table-row table:style-name="TableLine2072656368896">
          <table:table-cell table:style-name="Tabella1.A2" office:value-type="string">
            <text:p text:style-name="P46">Attore </text:p>
          </table:table-cell>
          <table:table-cell table:style-name="Tabella1.B2" office:value-type="string">
            <text:p text:style-name="P46">Configuratore</text:p>
          </table:table-cell>
        </table:table-row>
        <table:table-row table:style-name="TableLine2072656367264">
          <table:table-cell table:style-name="Tabella1.A2" office:value-type="string">
            <text:p text:style-name="P46">Scenario principale</text:p>
          </table:table-cell>
          <table:table-cell table:style-name="Tabella1.B2" office:value-type="string">
            <text:list xml:id="list598551646" text:style-name="L3">
              <text:list-item>
                <text:p text:style-name="P48">Il sistema mostra le opzioni.</text:p>
              </text:list-item>
              <text:list-item>
                <text:p text:style-name="P48">Il configuratore sceglie di configurare una rete.</text:p>
              </text:list-item>
            </text:list>
          </table:table-cell>
        </table:table-row>
        <table:table-row table:style-name="TableLine2072656359648">
          <table:table-cell table:style-name="Tabella1.A2" office:value-type="string">
            <text:p text:style-name="P61">Scenario</text:p>
            <text:p text:style-name="P61">alternativo</text:p>
          </table:table-cell>
          <table:table-cell table:style-name="Tabella1.B2" office:value-type="string">
            <text:p text:style-name="P51">2a1.Precondizione: Il configuratore sceglie di configurare una rete di petri.</text:p>
            <text:p text:style-name="P42">&lt;&lt;<text:span text:style-name="T1">include&gt;&gt; “</text:span><text:span text:style-name="T3">Configura rete di Petri</text:span><text:span text:style-name="T1">”.</text:span></text:p>
            <text:p text:style-name="P51">2b1.Precondizione: Il configuratore sceglie di configurare una rete di petri con priorità.</text:p>
            <text:p text:style-name="P42">&lt;&lt;<text:span text:style-name="T1">include&gt;&gt; “</text:span><text:span text:style-name="T3">Configura rete di Petr</text:span><text:span text:style-name="T4">i con priorità”</text:span></text:p>
            <text:p text:style-name="P51">2<text:span text:style-name="T5">c</text:span>1.Precondizione: Il configuratore sceglie di <text:span text:style-name="T5">visualizzare le reti presenti</text:span>.</text:p>
            <text:p text:style-name="P42">&lt;&lt;<text:span text:style-name="T1">include&gt;&gt; “</text:span><text:span text:style-name="T5">Visualizza reti</text:span><text:span text:style-name="T4">”</text:span></text:p>
            <text:p text:style-name="P63">2d1.Precondizione:Il configuratore chiude il programma.</text:p>
          </table:table-cell>
        </table:table-row>
      </table:table>
      <text:p text:style-name="P38"/>
      <text:p text:style-name="P38"/>
      <table:table table:name="Table2" table:style-name="Table2">
        <table:table-column table:style-name="Table2.A"/>
        <table:table-column table:style-name="Table2.B"/>
        <table:table-row table:style-name="TableLine2072533776528">
          <table:table-cell table:style-name="Table2.A1" office:value-type="string">
            <text:p text:style-name="P19">Nome</text:p>
          </table:table-cell>
          <table:table-cell table:style-name="Table2.B1" office:value-type="string">
            <text:p text:style-name="P19">Visualizzazione reti salvate</text:p>
          </table:table-cell>
        </table:table-row>
        <table:table-row table:style-name="TableLine2072533795296">
          <table:table-cell table:style-name="Table2.A2" office:value-type="string">
            <text:p text:style-name="P19">Attore </text:p>
          </table:table-cell>
          <table:table-cell table:style-name="Table2.B2" office:value-type="string">
            <text:p text:style-name="P19">Configuratore</text:p>
          </table:table-cell>
        </table:table-row>
        <table:table-row table:style-name="TableLine2072533785504">
          <table:table-cell table:style-name="Table2.A2" office:value-type="string">
            <text:p text:style-name="P19">Scenario principale</text:p>
          </table:table-cell>
          <table:table-cell table:style-name="Table2.B2" office:value-type="string">
            <text:list xml:id="list3733193616" text:style-name="L2">
              <text:list-item>
                <text:p text:style-name="P44">Il sistema mostra al configuratore una lista con i nomi delle varie reti salvate.</text:p>
              </text:list-item>
              <text:list-item>
                <text:p text:style-name="P44">Il configuratore sceglie la rete da visualizzare <text:span text:style-name="T2">indicando il nome della rete.</text:span></text:p>
              </text:list-item>
              <text:list-item>
                <text:p text:style-name="P44">Il sistema visualizza la rete.</text:p>
              </text:list-item>
            </text:list>
          </table:table-cell>
        </table:table-row>
        <table:table-row table:style-name="TableLine2072533787136">
          <table:table-cell table:style-name="Table2.A2" office:value-type="string">
            <text:p text:style-name="P22">Scenario</text:p>
            <text:p text:style-name="P22">alternativo</text:p>
          </table:table-cell>
          <table:table-cell table:style-name="Table2.B2" office:value-type="string">
            <text:p text:style-name="P22">1a1. Precondizione: Non ci sono reti salvate da poter visualizzare.</text:p>
            <text:p text:style-name="P13">&lt;&lt;<text:span text:style-name="T1">include&gt;&gt; “Scelta Operazione” ( ritorna al menù principale).</text:span></text:p>
          </table:table-cell>
        </table:table-row>
      </table:table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able:table table:name="Tabella2" table:style-name="Tabella2">
        <table:table-column table:style-name="Tabella2.A"/>
        <table:table-column table:style-name="Tabella2.B"/>
        <table:table-row table:style-name="TableLine2072533782240">
          <table:table-cell table:style-name="Tabella2.A1" office:value-type="string">
            <text:p text:style-name="P9">Nome</text:p>
          </table:table-cell>
          <table:table-cell table:style-name="Tabella2.B1" office:value-type="string">
            <text:p text:style-name="P9">Descri<text:span text:style-name="T16">zione</text:span> nuova rete <text:span text:style-name="T6">di Petri</text:span></text:p>
          </table:table-cell>
        </table:table-row>
        <table:table-row table:style-name="TableLine2072533794208">
          <table:table-cell table:style-name="Tabella2.A2" office:value-type="string">
            <text:p text:style-name="P9">Attore</text:p>
          </table:table-cell>
          <table:table-cell table:style-name="Tabella2.B2" office:value-type="string">
            <text:p text:style-name="P9">Configuratore</text:p>
          </table:table-cell>
        </table:table-row>
        <table:table-row table:style-name="TableLine2072533788224">
          <table:table-cell table:style-name="Tabella2.A2" office:value-type="string">
            <text:p text:style-name="P9">Scenario principale</text:p>
          </table:table-cell>
          <table:table-cell table:style-name="Tabella2.B2" office:value-type="string">
            <text:list xml:id="list1353806287" text:style-name="L4">
              <text:list-item>
                <text:p text:style-name="P53">Visualizza le reti salvate. -</text:p>
              </text:list-item>
              <text:list-item>
                <text:p text:style-name="P53">Il sistema chiede il nome di una rete esistente. -</text:p>
              </text:list-item>
              <text:list-item>
                <text:p text:style-name="P53">Il sistema chiede il nome della rete di Petri. -</text:p>
              </text:list-item>
              <text:list-item>
                <text:p text:style-name="P53">Il sistema avvisa il configuratore di avere inizializzato la rete con valori di default(marcatura=0 e peso=1). -</text:p>
              </text:list-item>
              <text:list-item>
                <text:p text:style-name="P55">Il sistema presenta un menù: </text:p>
                <text:list>
                  <text:list-item>
                    <text:p text:style-name="P27">Modifica valori delle marcature dei posti</text:p>
                  </text:list-item>
                  <text:list-item>
                    <text:p text:style-name="P27">Modifica valori delle relazioni di flusso</text:p>
                  </text:list-item>
                  <text:list-item>
                    <text:p text:style-name="P27">Visualizza rete di Petri</text:p>
                  </text:list-item>
                  <text:list-item>
                    <text:p text:style-name="P27">Salva la rete di Petri</text:p>
                  </text:list-item>
                  <text:list-item>
                    <text:p text:style-name="P29">Non salvare e torna al menù principale</text:p>
                  </text:list-item>
                </text:list>
              </text:list-item>
            </text:list>
            <text:p text:style-name="P6"/>
            <text:list xml:id="list181854131896000" text:continue-numbering="true" text:style-name="L4">
              <text:list-item>
                <text:p text:style-name="P31">Il configuratore sceglia la prima opzione.</text:p>
              </text:list-item>
              <text:list-item>
                <text:p text:style-name="P31">Il sistema presenta la lista dei posti presenti con le marcature attuali.</text:p>
              </text:list-item>
              <text:list-item>
                <text:p text:style-name="P31">Il sistema chiede il nome del posto.</text:p>
              </text:list-item>
              <text:list-item>
                <text:p text:style-name="P31">Il sistema chiede il valore della nuova marcatura.</text:p>
              </text:list-item>
              <text:list-item>
                <text:p text:style-name="P31">Il sistema ripropone il punto 5.</text:p>
              </text:list-item>
              <text:list-item>
                <text:p text:style-name="P31">Il configuratore sceglie la seconda opzione.</text:p>
              </text:list-item>
              <text:list-item>
                <text:p text:style-name="P31">Il sistema presenta le relazioni di flusso presenti con i pesi attuali.</text:p>
              </text:list-item>
              <text:list-item>
                <text:p text:style-name="P31">Il s<text:span text:style-name="T7">istema chiede di inserire il nome della relazione di flusso(nome → nome)</text:span></text:p>
              </text:list-item>
              <text:list-item>
                <text:p text:style-name="P33">Il sistema chiede di inserire il nuovo peso per la relazione di flusso.</text:p>
              </text:list-item>
              <text:list-item>
                <text:p text:style-name="P33">Il sistema ripropone il punto 5.</text:p>
              </text:list-item>
              <text:list-item>
                <text:p text:style-name="P33">Il configuratore sceglie di salvare la rete di Petri.</text:p>
              </text:list-item>
              <text:list-item>
                <text:p text:style-name="P33">Il sistema salva la rete di Petri.</text:p>
              </text:list-item>
            </text:list>
          </table:table-cell>
        </table:table-row>
        <table:table-row table:style-name="TableLine2072533782784">
          <table:table-cell table:style-name="Tabella2.A2" office:value-type="string">
            <text:p text:style-name="P14">Scenario alternativo</text:p>
          </table:table-cell>
          <table:table-cell table:style-name="Tabella2.B2" office:value-type="string">
            <text:p text:style-name="P14"><text:span text:style-name="T7">1</text:span>6a1. Precondizione: il configuratore non salva la rete.</text:p>
            <text:p text:style-name="P14">&lt;&lt;<text:span text:style-name="T1">include&gt;&gt; “Scelta Operazione” ( ritorna al menù principale).</text:span></text:p>
          </table:table-cell>
        </table:table-row>
        <table:table-row table:style-name="TableLine2072533783872">
          <table:table-cell table:style-name="Tabella2.A2" office:value-type="string">
            <text:p text:style-name="P17">Scenario alternativo</text:p>
          </table:table-cell>
          <table:table-cell table:style-name="Tabella2.B2" office:value-type="string">
            <text:p text:style-name="P17"><text:span text:style-name="T7">1</text:span>7a1. Precondizione: la rete salvata è già presente.</text:p>
            <text:p text:style-name="P17">Il sistema avvisa all’utente che la rete che sta salvando è già presente.</text:p>
            <text:p text:style-name="P14">&lt;&lt;<text:span text:style-name="T1">include&gt;&gt; “Scelta Operazione” ( ritorna al menù principale).</text:span></text:p>
          </table:table-cell>
        </table:table-row>
      </table:table>
      <text:p text:style-name="P7"/>
      <text:p text:style-name="P4"/>
      <text:p text:style-name="P26"/>
      <text:p text:style-name="P4"/>
      <text:p text:style-name="P4"/>
      <text:p text:style-name="P4"/>
      <text:p text:style-name="P5"/>
      <table:table table:name="Tabella4" table:style-name="Tabella4">
        <table:table-column table:style-name="Tabella4.A"/>
        <table:table-column table:style-name="Tabella4.B"/>
        <table:table-row table:style-name="TableLine2072533788768">
          <table:table-cell table:style-name="Tabella4.A1" office:value-type="string">
            <text:p text:style-name="P20">Nome</text:p>
          </table:table-cell>
          <table:table-cell table:style-name="Tabella4.B1" office:value-type="string">
            <text:p text:style-name="P24">Operazioni Fruitore</text:p>
          </table:table-cell>
        </table:table-row>
        <table:table-row table:style-name="TableLine2072533790672">
          <table:table-cell table:style-name="Tabella4.A2" office:value-type="string">
            <text:p text:style-name="P20">Attore </text:p>
          </table:table-cell>
          <table:table-cell table:style-name="Tabella4.B2" office:value-type="string">
            <text:p text:style-name="P24">Fruitore</text:p>
          </table:table-cell>
        </table:table-row>
        <table:table-row table:style-name="TableLine2072533797200">
          <table:table-cell table:style-name="Tabella4.A2" office:value-type="string">
            <text:p text:style-name="P20">Scenario principale</text:p>
          </table:table-cell>
          <table:table-cell table:style-name="Tabella4.B2" office:value-type="string">
            <text:list xml:id="list3084863635" text:style-name="L6">
              <text:list-item>
                <text:p text:style-name="P57">Il sistema mostra le reti di petri disponibili alla simulazione.</text:p>
              </text:list-item>
              <text:list-item>
                <text:p text:style-name="P57">Il fruitore sceglie la rete desiderata.</text:p>
              </text:list-item>
              <text:list-item>
                <text:p text:style-name="P57">Il sistema inizia la simulazione.</text:p>
              </text:list-item>
              <text:list-item>
                <text:p text:style-name="P58">Il sistema mostra la transizione che è scattata e la uova marcatura raggiunta.</text:p>
              </text:list-item>
              <text:list-item>
                <text:p text:style-name="P58">L’utente decide di stoppare la simulazione.</text:p>
              </text:list-item>
              <text:list-item>
                <text:p text:style-name="P58">Il sistema ritorna al punto 1.</text:p>
              </text:list-item>
            </text:list>
          </table:table-cell>
        </table:table-row>
        <table:table-row table:style-name="TableLine2072533791216">
          <table:table-cell table:style-name="Tabella4.A2" office:value-type="string">
            <text:p text:style-name="P23">Scenario</text:p>
            <text:p text:style-name="P23">alternativo</text:p>
          </table:table-cell>
          <table:table-cell table:style-name="Tabella4.B2" office:value-type="string">
            <text:p text:style-name="P25">4a1.Precondizione: esistono più transizioni abilitate.</text:p>
            <text:p text:style-name="P25">4a1.Il sistema elenca le transizioni abilitate.</text:p>
            <text:p text:style-name="P25">4a2.Il fruitore sceglie una delle transizioni.</text:p>
            <text:p text:style-name="P25">4a2.Postcondizione: la transizione scatta e la marcatura viene modificata.</text:p>
            <text:p text:style-name="P25"/>
          </table:table-cell>
        </table:table-row>
        <table:table-row table:style-name="TableLine2072533791760">
          <table:table-cell table:style-name="Tabella4.A2" office:value-type="string">
            <text:p text:style-name="P25">Scenario</text:p>
            <text:p text:style-name="P25">alternativo</text:p>
          </table:table-cell>
          <table:table-cell table:style-name="Tabella4.B2" office:value-type="string">
            <text:p text:style-name="P25">4b1.Precondizione:Non esiste alcuna transizione abilitata(Blocco critico).</text:p>
            <text:p text:style-name="P25">4b1.Il sistema mostra all’utente che si è raggiunto un blocco critico e torna al punto 1.</text:p>
          </table:table-cell>
        </table:table-row>
        <table:table-row table:style-name="TableLine2072533792032">
          <table:table-cell table:style-name="Tabella4.A2" office:value-type="string">
            <text:p text:style-name="P25">Scenario</text:p>
            <text:p text:style-name="P25">alternativo</text:p>
          </table:table-cell>
          <table:table-cell table:style-name="Tabella4.B2" office:value-type="string">
            <text:p text:style-name="P25">5a1.Il fruitore decide di continuare la simulazione e torna al punto 4.</text:p>
          </table:table-cell>
        </table:table-row>
      </table:table>
      <text:p text:style-name="P5"><text:tab/></text:p>
      <text:p text:style-name="P5"/>
      <text:p text:style-name="P40"/>
      <table:table table:name="Tabella5" table:style-name="Tabella5">
        <table:table-column table:style-name="Tabella5.A"/>
        <table:table-column table:style-name="Tabella5.B"/>
        <table:table-row table:style-name="TableLine2072656457840">
          <table:table-cell table:style-name="Tabella5.A1" office:value-type="string">
            <text:p text:style-name="P47">Nome</text:p>
          </table:table-cell>
          <table:table-cell table:style-name="Tabella5.B1" office:value-type="string">
            <text:p text:style-name="P52"><text:span text:style-name="T17">Esporta rete</text:span> </text:p>
          </table:table-cell>
        </table:table-row>
        <table:table-row table:style-name="TableLine2072656459744">
          <table:table-cell table:style-name="Tabella5.A2" office:value-type="string">
            <text:p text:style-name="P47">Attore </text:p>
          </table:table-cell>
          <table:table-cell table:style-name="Tabella5.B2" office:value-type="string">
            <text:p text:style-name="P47">Configuratore</text:p>
          </table:table-cell>
        </table:table-row>
        <table:table-row table:style-name="TableLine2072656471440">
          <table:table-cell table:style-name="Tabella5.A2" office:value-type="string">
            <text:p text:style-name="P47">Scenario principale</text:p>
          </table:table-cell>
          <table:table-cell table:style-name="Tabella5.B2" office:value-type="string">
            <text:list xml:id="list406090320" text:style-name="L8">
              <text:list-item>
                <text:p text:style-name="P67"><text:span text:style-name="T14">Il sistema </text:span><text:span text:style-name="T15">chiede quale rete di quelle salvate esportare</text:span><text:span text:style-name="T14">.</text:span></text:p>
              </text:list-item>
              <text:list-item>
                <text:p text:style-name="P67"><text:span text:style-name="T14">Il configuratore sceglie </text:span><text:span text:style-name="T15">la rete da esportare</text:span><text:span text:style-name="T14">.</text:span></text:p>
              </text:list-item>
              <text:list-item>
                <text:p text:style-name="P69"><text:span text:style-name="T14">I</text:span><text:span text:style-name="T11">l sistema esporta la rete nella cartella exportednet in un file dello stesso nome della rete.</text:span></text:p>
              </text:list-item>
            </text:list>
          </table:table-cell>
        </table:table-row>
      </table:table>
      <text:p text:style-name="P40"/>
      <text:p text:style-name="P40"/>
      <table:table table:name="Tabella3" table:style-name="Tabella3">
        <table:table-column table:style-name="Tabella3.A"/>
        <table:table-column table:style-name="Tabella3.B"/>
        <table:table-row table:style-name="TableLine2072656474976">
          <table:table-cell table:style-name="Tabella3.A1" office:value-type="string">
            <text:p text:style-name="P47">Nome</text:p>
          </table:table-cell>
          <table:table-cell table:style-name="Tabella3.B1" office:value-type="string">
            <text:p text:style-name="P52"><text:span text:style-name="T17">Importa rete</text:span> </text:p>
          </table:table-cell>
        </table:table-row>
        <table:table-row table:style-name="TableLine2072656381408">
          <table:table-cell table:style-name="Tabella3.A2" office:value-type="string">
            <text:p text:style-name="P47">Attore </text:p>
          </table:table-cell>
          <table:table-cell table:style-name="Tabella3.B2" office:value-type="string">
            <text:p text:style-name="P47">Configuratore</text:p>
          </table:table-cell>
        </table:table-row>
        <table:table-row table:style-name="TableLine2072656479328">
          <table:table-cell table:style-name="Tabella3.A2" office:value-type="string">
            <text:p text:style-name="P47">Scenario principale</text:p>
          </table:table-cell>
          <table:table-cell table:style-name="Tabella3.B2" office:value-type="string">
            <text:list xml:id="list1226065168" text:style-name="L9">
              <text:list-item>
                <text:p text:style-name="P68"><text:span text:style-name="T14">Il sistema </text:span><text:span text:style-name="T15">chiede il nome del file da cui importare la rete</text:span><text:span text:style-name="T14">.</text:span></text:p>
              </text:list-item>
              <text:list-item>
                <text:p text:style-name="P68"><text:span text:style-name="T14">Il configuratore sceglie </text:span><text:span text:style-name="T15">il file da cui</text:span><text:span text:style-name="T14"> </text:span><text:span text:style-name="T15">importare</text:span><text:span text:style-name="T14"> una rete.</text:span></text:p>
              </text:list-item>
            </text:list>
          </table:table-cell>
        </table:table-row>
        <table:table-row table:style-name="TableLine2072656392288">
          <table:table-cell table:style-name="Tabella3.A2" office:value-type="string">
            <text:p text:style-name="Table_20_Contents">Scenario</text:p>
            <text:p text:style-name="P62">alternativo</text:p>
          </table:table-cell>
          <table:table-cell table:style-name="Tabella3.B2" office:value-type="string">
            <text:p text:style-name="P65"><text:s text:c="6"/>2a1.Precondizione: Il file non esiste oppure è corrotto.</text:p>
            <text:p text:style-name="P65"><text:s text:c="6"/>Il sistema avvisa l’utente l’impossibilità di importare la rete.</text:p>
            <text:p text:style-name="P65"/>
          </table:table-cell>
        </table:table-row>
      </table:table>
      <text:p text:style-name="P41"/>
      <table:table table:name="Table1" table:style-name="Table1">
        <table:table-column table:style-name="Table1.A"/>
        <table:table-column table:style-name="Table1.B"/>
        <table:table-row table:style-name="TableLine2072533790400">
          <table:table-cell table:style-name="Table1.A1" office:value-type="string">
            <text:p text:style-name="P10">Nome</text:p>
          </table:table-cell>
          <table:table-cell table:style-name="Table1.B1" office:value-type="string">
            <text:p text:style-name="P10">Descri<text:span text:style-name="T16">zione</text:span> nuova rete <text:span text:style-name="T6">di Petri </text:span><text:span text:style-name="T10">con priorità</text:span></text:p>
          </table:table-cell>
        </table:table-row>
        <table:table-row table:style-name="TableLine2072533793664">
          <table:table-cell table:style-name="Table1.A2" office:value-type="string">
            <text:p text:style-name="P10">Attore</text:p>
          </table:table-cell>
          <table:table-cell table:style-name="Table1.B2" office:value-type="string">
            <text:p text:style-name="P10">Configuratore</text:p>
          </table:table-cell>
        </table:table-row>
        <table:table-row table:style-name="TableLine2072533780880">
          <table:table-cell table:style-name="Table1.A2" office:value-type="string">
            <text:p text:style-name="P10">Scenario principale</text:p>
          </table:table-cell>
          <table:table-cell table:style-name="Table1.B2" office:value-type="string">
            <text:list xml:id="list2573425468" text:style-name="L7">
              <text:list-item>
                <text:p text:style-name="P66"><text:span text:style-name="T12">Visualizza le reti </text:span><text:span text:style-name="T13">di Petri salvate</text:span><text:span text:style-name="T12">. </text:span></text:p>
              </text:list-item>
              <text:list-item>
                <text:p text:style-name="P54">Il sistema chiede il nome di una rete <text:span text:style-name="T10">di Petri</text:span> esistente. </text:p>
              </text:list-item>
              <text:list-item>
                <text:p text:style-name="P54">Il sistema chiede il nome della rete di Petri <text:span text:style-name="T10">con priorità</text:span>. </text:p>
              </text:list-item>
              <text:list-item>
                <text:p text:style-name="P54">Il sistema avvisa il configuratore di avere inizializzato la rete con valori di default(<text:span text:style-name="T10">priorità</text:span>=1). </text:p>
              </text:list-item>
              <text:list-item>
                <text:p text:style-name="P56">Il sistema presenta un menù: </text:p>
                <text:list>
                  <text:list-item>
                    <text:p text:style-name="P28"><text:bookmark-start text:name="__DdeLink__421_3668981261"/>Modifica valori delle <text:span text:style-name="T10">priorità</text:span></text:p>
                  </text:list-item>
                  <text:list-item>
                    <text:p text:style-name="P28">Visualizza <text:span text:style-name="T10">la </text:span>rete di Petri <text:span text:style-name="T10">con priorità che si sta modificando</text:span></text:p>
                  </text:list-item>
                  <text:list-item>
                    <text:p text:style-name="P28">Salva la rete di Petri <text:span text:style-name="T10">con priorità</text:span></text:p>
                  </text:list-item>
                  <text:list-item>
                    <text:p text:style-name="P30">Non salvare e torna al menù principale<text:bookmark-end text:name="__DdeLink__421_3668981261"/></text:p>
                  </text:list-item>
                </text:list>
                <text:p text:style-name="P35"/>
              </text:list-item>
              <text:list-item>
                <text:p text:style-name="P32">Il configuratore sceglia la prima opzione.</text:p>
              </text:list-item>
              <text:list-item>
                <text:p text:style-name="P32">Il sistema presenta la lista <text:span text:style-name="T10">delle transizioni con le priorità associate</text:span>.</text:p>
              </text:list-item>
              <text:list-item>
                <text:p text:style-name="P32">Il sistema chiede il nome del<text:span text:style-name="T10">la transizione</text:span>.</text:p>
              </text:list-item>
              <text:list-item>
                <text:p text:style-name="P32">Il sistema chiede il valore della nuova <text:span text:style-name="T10">priorità</text:span>.</text:p>
              </text:list-item>
              <text:list-item>
                <text:p text:style-name="P32">Il sistema ripropone il punto 5.</text:p>
              </text:list-item>
              <text:list-item>
                <text:p text:style-name="P34">Il configuratore sceglie di salvare la rete di Petri.</text:p>
              </text:list-item>
              <text:list-item>
                <text:p text:style-name="P34">Il sistema salva la rete di Petri.</text:p>
              </text:list-item>
            </text:list>
          </table:table-cell>
        </table:table-row>
        <table:table-row table:style-name="TableLine2072533781152">
          <table:table-cell table:style-name="Table1.A2" office:value-type="string">
            <text:p text:style-name="P15">Scenario alternativo</text:p>
          </table:table-cell>
          <table:table-cell table:style-name="Table1.B2" office:value-type="string">
            <text:p text:style-name="P15"><text:span text:style-name="T7">1</text:span><text:span text:style-name="T10">1</text:span>a1. Precondizione: il configuratore non salva la rete.</text:p>
            <text:p text:style-name="P15">&lt;&lt;<text:span text:style-name="T1">include&gt;&gt; “Scelta Operazione” ( ritorna al menù principale).</text:span></text:p>
          </table:table-cell>
        </table:table-row>
        <table:table-row table:style-name="TableLine2072533781968">
          <table:table-cell table:style-name="Table1.A2" office:value-type="string">
            <text:p text:style-name="P18">Scenario alternativo</text:p>
          </table:table-cell>
          <table:table-cell table:style-name="Table1.B2" office:value-type="string">
            <text:p text:style-name="P18"><text:span text:style-name="T7">1</text:span><text:span text:style-name="T10">2</text:span>a1. Precondizione: la rete salvata è già presente.</text:p>
            <text:p text:style-name="P18">Il sistema avvisa all’utente che la rete che sta salvando è già presente.</text:p>
            <text:p text:style-name="P15">&lt;&lt;<text:span text:style-name="T1">include&gt;&gt; “Scelta Operazione” ( ritorna al menù principale)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03:14.098000000</meta:creation-date>
    <meta:editing-duration>PT4H52M57S</meta:editing-duration>
    <meta:editing-cycles>9</meta:editing-cycles>
    <meta:generator>LibreOffice/7.0.4.2$Windows_X86_64 LibreOffice_project/dcf040e67528d9187c66b2379df5ea4407429775</meta:generator>
    <dc:date>2021-06-23T18:18:51.844000000</dc:date>
    <meta:document-statistic meta:table-count="8" meta:image-count="0" meta:object-count="0" meta:page-count="4" meta:paragraph-count="157" meta:word-count="923" meta:character-count="5953" meta:non-whitespace-character-count="5215"/>
  </office:meta>
</office:document-meta>
</file>